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.5" style:family="table-row">
      <style:table-row-properties style:min-row-height="0.534cm"/>
    </style:style>
    <style:style style:name="Táboa16" style:family="table">
      <style:table-properties style:width="16.268cm" table:align="right"/>
    </style:style>
    <style:style style:name="Táboa16.A" style:family="table-column">
      <style:table-column-properties style:column-width="2.695cm"/>
    </style:style>
    <style:style style:name="Táboa16.B" style:family="table-column">
      <style:table-column-properties style:column-width="4.106cm"/>
    </style:style>
    <style:style style:name="Táboa16.C" style:family="table-column">
      <style:table-column-properties style:column-width="3.792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703cm"/>
    </style:style>
    <style:style style:name="Táboa15.C" style:family="table-column">
      <style:table-column-properties style:column-width="3.704cm"/>
    </style:style>
    <style:style style:name="Táboa15.D" style:family="table-column">
      <style:table-column-properties style:column-width="5.166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703cm"/>
    </style:style>
    <style:style style:name="Táboa11.C" style:family="table-column">
      <style:table-column-properties style:column-width="3.704cm"/>
    </style:style>
    <style:style style:name="Táboa11.D" style:family="table-column">
      <style:table-column-properties style:column-width="5.166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8" style:family="table">
      <style:table-properties style:width="16.268cm" table:align="right"/>
    </style:style>
    <style:style style:name="Táboa18.A" style:family="table-column">
      <style:table-column-properties style:column-width="2.695cm"/>
    </style:style>
    <style:style style:name="Táboa18.B" style:family="table-column">
      <style:table-column-properties style:column-width="4.703cm"/>
    </style:style>
    <style:style style:name="Táboa18.C" style:family="table-column">
      <style:table-column-properties style:column-width="3.704cm"/>
    </style:style>
    <style:style style:name="Táboa18.D" style:family="table-column">
      <style:table-column-properties style:column-width="5.166cm"/>
    </style:style>
    <style:style style:name="Táboa18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8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8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8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7" style:family="table">
      <style:table-properties style:width="17cm" table:align="margins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8" style:family="table">
      <style:table-properties style:width="17cm" table:align="margins"/>
    </style:style>
    <style:style style:name="Táboa8.A" style:family="table-column">
      <style:table-column-properties style:column-width="17cm" style:rel-column-width="65535*"/>
    </style:style>
    <style:style style:name="Táboa8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style:font-name="Calibri" fo:font-size="12pt" officeooo:rsid="00557cfd" officeooo:paragraph-rsid="00557cfd" style:font-size-asian="10.5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d1c5c" officeooo:paragraph-rsid="006d1c5c" style:font-size-asian="8pt" style:font-size-complex="8pt"/>
    </style:style>
    <style:style style:name="P6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.499cm" fo:margin-top="0cm" fo:margin-bottom="0.3cm" style:contextual-spacing="false" fo:text-align="justify" style:justify-single-word="false"/>
      <style:text-properties fo:color="#555555" loext:opacity="100%" style:font-name="Calibri" fo:font-size="8pt" officeooo:rsid="0061f53c" officeooo:paragraph-rsid="00bd2a1e" style:font-size-asian="8pt" style:font-size-complex="8pt"/>
    </style:style>
    <style:style style:name="P8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color="#555555" loext:opacity="100%" style:font-name="Calibri" fo:font-size="8pt" officeooo:rsid="0061f53c" officeooo:paragraph-rsid="00bd2a1e" style:font-size-asian="8pt" style:font-size-complex="8pt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555555" loext:opacity="100%" style:font-name="Calibri" fo:font-size="8pt" officeooo:rsid="0061f53c" style:font-size-asian="8pt" style:font-size-complex="8pt"/>
    </style:style>
    <style:style style:name="P10" style:family="paragraph" style:parent-style-name="Text_20_body" style:list-style-name="L1">
      <style:paragraph-properties fo:text-align="justify" style:justify-single-word="false"/>
      <style:text-properties fo:color="#555555" loext:opacity="100%" style:font-name="Calibri" fo:font-size="8pt" officeooo:rsid="0061f53c" style:font-size-asian="8pt" style:font-size-complex="8pt"/>
    </style:style>
    <style:style style:name="P11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6d1c5c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e72cf" officeooo:paragraph-rsid="006e72cf" style:font-size-asian="8pt" style:font-size-complex="8pt"/>
    </style:style>
    <style:style style:name="P13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1f53c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3b94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6pt" officeooo:rsid="00ba0761" officeooo:paragraph-rsid="00ba0761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6pt" officeooo:rsid="00be7059" officeooo:paragraph-rsid="00be7059" style:font-size-asian="6pt" style:font-size-complex="6pt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6pt" officeooo:rsid="00bc9f26" officeooo:paragraph-rsid="00bc9f26" style:font-size-asian="6pt" style:font-size-complex="6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3b94d" style:font-size-asian="6pt" style:font-size-complex="6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830681" style:font-size-asian="6pt" style:font-size-complex="6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6pt" officeooo:rsid="00bc9f26" officeooo:paragraph-rsid="00c457b5" style:font-size-asian="6pt" style:font-size-complex="6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6pt" officeooo:rsid="00c457b5" officeooo:paragraph-rsid="00c457b5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42849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42849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bfe9b4" officeooo:paragraph-rsid="00bfe9b4" style:font-size-asian="6pt" style:font-size-complex="6pt"/>
    </style:style>
    <style:style style:name="P25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928ad3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928ad3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928ad3" style:font-size-asian="6pt" style:font-size-complex="6pt"/>
    </style:style>
    <style:style style:name="P28" style:family="paragraph" style:parent-style-name="Standard">
      <style:text-properties style:font-name="Calibri" fo:font-size="6pt" officeooo:rsid="008ca671" officeooo:paragraph-rsid="00928ad3" style:font-size-asian="5.25pt" style:font-size-complex="6pt"/>
    </style:style>
    <style:style style:name="P29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631d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631da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32" style:family="paragraph" style:parent-style-name="Standard">
      <style:text-properties style:font-name="Calibri" fo:font-size="6pt" officeooo:rsid="008bbe6b" officeooo:paragraph-rsid="008bbe6b" style:font-size-asian="5.25pt" style:font-size-complex="6pt"/>
    </style:style>
    <style:style style:name="P33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5021b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5021b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b5021b" style:font-size-asian="6pt" style:font-size-complex="6pt"/>
    </style:style>
    <style:style style:name="P36" style:family="paragraph" style:parent-style-name="Standard">
      <style:text-properties style:font-name="Calibri" fo:font-size="6pt" officeooo:rsid="008c7052" officeooo:paragraph-rsid="00b5021b" style:font-size-asian="5.25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bbd55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6pt" officeooo:rsid="00baafe0" officeooo:paragraph-rsid="00baafe0" style:font-size-asian="6pt" style:font-size-complex="6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6pt" officeooo:rsid="007bbd55" officeooo:paragraph-rsid="007bbd55" style:font-size-asian="6pt" style:font-size-complex="6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6pt" officeooo:rsid="00c9ac28" officeooo:paragraph-rsid="00c9ac28" style:font-size-asian="6pt" style:font-size-complex="6pt"/>
    </style:style>
    <style:style style:name="P41" style:family="paragraph" style:parent-style-name="Standard">
      <style:text-properties style:font-name="Calibri" fo:font-size="6pt" officeooo:rsid="00c57996" officeooo:paragraph-rsid="00c57996" style:font-size-asian="5.25pt" style:font-size-complex="6pt"/>
    </style:style>
    <style:style style:name="P42" style:family="paragraph" style:parent-style-name="Standard">
      <style:text-properties style:font-name="Calibri" fo:font-size="6pt" officeooo:rsid="007bbd55" officeooo:paragraph-rsid="007bbd55" style:font-size-asian="5.25pt" style:font-size-complex="6pt"/>
    </style:style>
    <style:style style:name="P43" style:family="paragraph" style:parent-style-name="Table_20_Contents">
      <style:paragraph-properties fo:text-align="justify" style:justify-single-word="false"/>
      <style:text-properties style:font-name="Calibri" fo:font-size="6pt" officeooo:rsid="00c57996" officeooo:paragraph-rsid="00c57996" style:font-size-asian="6pt" style:font-size-complex="6pt"/>
    </style:style>
    <style:style style:name="P44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size-complex="8pt"/>
    </style:style>
    <style:style style:name="P45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5aa800" officeooo:paragraph-rsid="005aa800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47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48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49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03fd2" officeooo:paragraph-rsid="00603fd2" style:font-size-asian="7pt" style:font-size-complex="7pt"/>
    </style:style>
    <style:style style:name="P50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51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52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5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89b17" style:font-size-asian="10pt" style:font-weight-asian="bold" style:font-size-complex="10pt" style:font-weight-complex="bold"/>
    </style:style>
    <style:style style:name="P55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56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58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59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555555" loext:opacity="100%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555555" loext:opacity="100%" fo:font-size="8pt" fo:letter-spacing="normal" fo:font-style="normal" fo:font-weight="normal" officeooo:rsid="006d1c5c" style:font-size-asian="8pt" style:font-size-complex="8pt"/>
    </style:style>
    <style:style style:name="T3" style:family="text">
      <style:text-properties fo:font-variant="normal" fo:text-transform="none" fo:color="#555555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555555" loext:opacity="100%" fo:font-size="8pt" fo:letter-spacing="normal" fo:font-style="normal" fo:font-weight="normal" officeooo:rsid="005772c3" style:font-size-asian="8pt" style:font-size-complex="8pt"/>
    </style:style>
    <style:style style:name="T5" style:family="text">
      <style:text-properties fo:font-variant="normal" fo:text-transform="none" fo:color="#555555" loext:opacity="100%" fo:font-size="8pt" fo:letter-spacing="normal" fo:font-style="normal" fo:font-weight="bold" officeooo:rsid="005772c3" style:font-size-asian="8pt" style:font-weight-asian="bold" style:font-size-complex="8pt" style:font-weight-complex="bold"/>
    </style:style>
    <style:style style:name="T6" style:family="text">
      <style:text-properties officeooo:rsid="00bd2a1e"/>
    </style:style>
    <style:style style:name="T7" style:family="text">
      <style:text-properties officeooo:rsid="00b00e34"/>
    </style:style>
    <style:style style:name="T8" style:family="text">
      <style:text-properties fo:font-weight="bold" officeooo:rsid="00bd2a1e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6d1c5c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fo:font-weight="normal" officeooo:rsid="00c31985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ba0761" style:font-weight-asian="bold" style:font-weight-complex="bold"/>
    </style:style>
    <style:style style:name="T16" style:family="text">
      <style:text-properties officeooo:rsid="00830681"/>
    </style:style>
    <style:style style:name="T17" style:family="text">
      <style:text-properties officeooo:rsid="00c457b5"/>
    </style:style>
    <style:style style:name="T18" style:family="text">
      <style:text-properties officeooo:rsid="00c57996"/>
    </style:style>
    <style:style style:name="T19" style:family="text">
      <style:text-properties officeooo:rsid="007631da"/>
    </style:style>
    <style:style style:name="T20" style:family="text">
      <style:text-properties officeooo:rsid="008bbe6b"/>
    </style:style>
    <style:style style:name="T21" style:family="text">
      <style:text-properties officeooo:rsid="00c96a4e"/>
    </style:style>
    <style:style style:name="T22" style:family="text">
      <style:text-properties style:text-underline-style="solid" style:text-underline-width="auto" style:text-underline-color="font-color" fo:font-weight="bold" officeooo:rsid="00c457b5" style:font-weight-asian="bold" style:font-weight-complex="bold"/>
    </style:style>
    <style:style style:name="T23" style:family="text">
      <style:text-properties officeooo:rsid="008c7052"/>
    </style:style>
    <style:style style:name="T24" style:family="text">
      <style:text-properties officeooo:rsid="007725b6"/>
    </style:style>
    <style:style style:name="T25" style:family="text">
      <style:text-properties officeooo:rsid="00c621fc"/>
    </style:style>
    <style:style style:name="T26" style:family="text">
      <style:text-properties officeooo:rsid="00be7059"/>
    </style:style>
    <style:style style:name="T27" style:family="text">
      <style:text-properties officeooo:rsid="00bfe9b4"/>
    </style:style>
    <style:style style:name="T28" style:family="text">
      <style:text-properties officeooo:rsid="00ad3a34" style:font-weight-asian="bold" style:font-weight-complex="bold"/>
    </style:style>
    <style:style style:name="T29" style:family="text">
      <style:text-properties style:font-weight-asian="bold" style:font-weight-complex="bold"/>
    </style:style>
    <style:style style:name="T30" style:family="text">
      <style:text-properties officeooo:rsid="0045b236"/>
    </style:style>
    <style:style style:name="T31" style:family="text">
      <style:text-properties fo:font-weight="bold" officeooo:rsid="0052e7b1" style:font-weight-asian="bold" style:font-weight-complex="bold"/>
    </style:style>
    <style:style style:name="T32" style:family="text">
      <style:text-properties officeooo:rsid="00b86f7b"/>
    </style:style>
    <style:style style:name="T33" style:family="text">
      <style:text-properties officeooo:rsid="0052e7b1"/>
    </style:style>
    <style:style style:name="T34" style:family="text">
      <style:text-properties fo:font-weight="bold" officeooo:rsid="00b86f7b" style:font-weight-asian="bold" style:font-weight-complex="bold"/>
    </style:style>
    <style:style style:name="T35" style:family="text">
      <style:text-properties officeooo:rsid="00473204"/>
    </style:style>
    <style:style style:name="T36" style:family="text">
      <style:text-properties officeooo:rsid="0049239d"/>
    </style:style>
    <style:style style:name="T37" style:family="text">
      <style:text-properties officeooo:rsid="004a73ec"/>
    </style:style>
    <style:style style:name="T38" style:family="text">
      <style:text-properties officeooo:rsid="004d1803"/>
    </style:style>
    <style:style style:name="T39" style:family="text">
      <style:text-properties fo:font-weight="bold" officeooo:rsid="004d1803" style:font-weight-asian="bold" style:font-weight-complex="bold"/>
    </style:style>
    <style:style style:name="T40" style:family="text">
      <style:text-properties fo:font-weight="bold" officeooo:rsid="004e2278" style:font-weight-asian="bold" style:font-weight-complex="bold"/>
    </style:style>
    <style:style style:name="T41" style:family="text">
      <style:text-properties officeooo:rsid="004e22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<text:span text:style-name="T1">Realiza </text:span><text:span text:style-name="T2">este</text:span><text:span text:style-name="T1"> ejercicio en la Hoja de trabajo </text:span><text:span text:style-name="T3">SQLDeveloper</text:span><text:span text:style-name="T1"> o desde </text:span><text:span text:style-name="T3">SQLPlus</text:span><text:span text:style-name="T1">, conectando con tu usuario, </text:span><text:span text:style-name="T4">creado en la primera tarea, y comprueba que las sentencias son correctas antes de incluirlas en el script. Una vez hayas hecho todas, para probar el script, desde </text:span><text:span text:style-name="T5">SQLPlus</text:span><text:span text:style-name="T4">, ejecuta </text:span><text:span text:style-name="T5">start nombrescript.sql</text:span><text:span text:style-name="T4"> o </text:span><text:span text:style-name="T5">@nombrescript.sql</text:span><text:span text:style-name="T4"> eliminando previamente todas las tablas creada para poder crearlas de nuevo.</text:span></text:p>
            <text:p text:style-name="P5">Crea las tablas para el mantenimiento de los datos de <text:span text:style-name="T6">los Pubs </text:span><text:span text:style-name="T7">que se desea</text:span><text:span text:style-name="T6">n</text:span><text:span text:style-name="T7"> instalar en la localidad de TEIS</text:span>, realizando un script con el nombre de <text:span text:style-name="T8">Pubs</text:span><text:span text:style-name="T9">TEIS.sql</text:span> con los comandos necesarios. Cada una de las sentencias SQL asociadas a la creación de tablas deberá ir precedida de un comentario explicativo (-- al principio de la línea). Incluye las restricciones (<text:span text:style-name="T9">constraints</text:span>) pedidas y otras que consideres oportunas.</text:p>
            <text:p text:style-name="P6"><text:span text:style-name="T10">ENUNCIADO</text:span>:</text:p>
            <text:p text:style-name="P7"><text:span text:style-name="T11">El </text:span><text:span text:style-name="Strong_20_Emphasis"><text:span text:style-name="T12">Concello de Vigo</text:span></text:span><text:span text:style-name="T11"> desea promover la apertura de una serie de </text:span><text:span text:style-name="Strong_20_Emphasis"><text:span text:style-name="T12">Pubs</text:span></text:span><text:span text:style-name="T11"> en </text:span><text:span text:style-name="Strong_20_Emphasis"><text:span text:style-name="T13">la ubicación de Teis</text:span></text:span><text:span text:style-name="T11">, y necesita desarrollar una aplicación que permita mantener actualizada la información relativa a los </text:span><text:span text:style-name="Strong_20_Emphasis"><text:span text:style-name="T12">locales</text:span></text:span><text:span text:style-name="T11">, sus </text:span><text:span text:style-name="Strong_20_Emphasis"><text:span text:style-name="T12">titulares</text:span></text:span><text:span text:style-name="T11">, los </text:span><text:span text:style-name="Strong_20_Emphasis"><text:span text:style-name="T12">empleados</text:span></text:span><text:span text:style-name="T11">, las </text:span><text:span text:style-name="Strong_20_Emphasis"><text:span text:style-name="T12">existencias de artículos</text:span></text:span><text:span text:style-name="T11">, y las </text:span><text:span text:style-name="Strong_20_Emphasis"><text:span text:style-name="T12">localidades</text:span></text:span><text:span text:style-name="T11"> donde se ubican.</text:span></text:p>
            <text:p text:style-name="P8"><text:span text:style-name="T6">La gerente</text:span>, <text:span text:style-name="T6">Gumersinda</text:span>, ha aportado la siguiente información:</text:p>
            <text:list text:style-name="L1">
              <text:list-item>
                <text:p text:style-name="P9">De cada <text:span text:style-name="Strong_20_Emphasis">Pub</text:span> interesa conocer su <text:span text:style-name="Strong_20_Emphasis">código</text:span>, <text:span text:style-name="Strong_20_Emphasis">nombre</text:span>, <text:span text:style-name="Strong_20_Emphasis">licencia fiscal</text:span>, <text:span text:style-name="Strong_20_Emphasis">domicilio</text:span>, <text:span text:style-name="Strong_20_Emphasis">fecha de apertura</text:span>, <text:span text:style-name="Strong_20_Emphasis">horario</text:span>, y la <text:span text:style-name="Strong_20_Emphasis">localidad</text:span> donde se encuentra.</text:p>
              </text:list-item>
              <text:list-item>
                <text:p text:style-name="P9">De cada <text:span text:style-name="Strong_20_Emphasis">Titular</text:span> interesa registrar su <text:span text:style-name="Strong_20_Emphasis">DNI</text:span>, <text:span text:style-name="Strong_20_Emphasis">nombre</text:span>, <text:span text:style-name="Strong_20_Emphasis">domicilio</text:span>, y el <text:span text:style-name="Strong_20_Emphasis">Pub</text:span> del que es propietario.</text:p>
              </text:list-item>
              <text:list-item>
                <text:p text:style-name="P9">De cada <text:span text:style-name="Strong_20_Emphasis">Empleado</text:span> interesa guardar su <text:span text:style-name="Strong_20_Emphasis">DNI</text:span>, <text:span text:style-name="Strong_20_Emphasis">nombre</text:span>, <text:span text:style-name="Strong_20_Emphasis">domicilio</text:span>, y otros datos relevantes.</text:p>
              </text:list-item>
              <text:list-item>
                <text:p text:style-name="P9">De cada <text:span text:style-name="Strong_20_Emphasis">Existencia</text:span> interesa saber su <text:span text:style-name="Strong_20_Emphasis">código de artículo</text:span>, <text:span text:style-name="Strong_20_Emphasis">nombre</text:span>, <text:span text:style-name="Strong_20_Emphasis">cantidad disponible</text:span>, <text:span text:style-name="Strong_20_Emphasis">precio</text:span>, y el <text:span text:style-name="Strong_20_Emphasis">Pub</text:span> al que pertenece.</text:p>
              </text:list-item>
              <text:list-item>
                <text:p text:style-name="P9">De cada <text:span text:style-name="Strong_20_Emphasis">Localidad</text:span> interesa conocer su <text:span text:style-name="Strong_20_Emphasis">código</text:span> y <text:span text:style-name="Strong_20_Emphasis">nombre</text:span>.</text:p>
              </text:list-item>
              <text:list-item>
                <text:p text:style-name="P10">Finalmente, se debe registrar qué <text:span text:style-name="Strong_20_Emphasis">empleados</text:span> trabajan en cada <text:span text:style-name="Strong_20_Emphasis">Pub</text:span>, indicando la <text:span text:style-name="Strong_20_Emphasis">función</text:span> que desempeñan.</text:p>
              </text:list-item>
            </text:list>
            <text:p text:style-name="P11"><text:span text:style-name="T10">TABLAS</text:span>:</text:p>
            <text:p text:style-name="P12">Las tablas resultantes son las siguientes:</text:p>
            <text:p text:style-name="P13"><text:span text:style-name="T14">TABLA </text:span><text:span text:style-name="T15">PUB</text:span><text:span text:style-name="T14">:</text:span> Contiene <text:span text:style-name="T16">información sobre </text:span><text:span text:style-name="T17">locales de Pub de la zona de Teis</text:span>.</text:p>
            <table:table table:name="Táboa12" table:style-name="Táboa12">
              <table:table-column table:style-name="Táboa12.A"/>
              <table:table-column table:style-name="Táboa12.B"/>
              <table:table-column table:style-name="Táboa12.C"/>
              <table:table-column table:style-name="Táboa12.D"/>
              <table:table-row>
                <table:table-cell table:style-name="Táboa12.A1" office:value-type="string">
                  <text:p text:style-name="P14">Nombre Columna</text:p>
                </table:table-cell>
                <table:table-cell table:style-name="Táboa12.A1" office:value-type="string">
                  <text:p text:style-name="P14">Descripción</text:p>
                </table:table-cell>
                <table:table-cell table:style-name="Táboa12.A1" office:value-type="string">
                  <text:p text:style-name="P14">Tipo dato</text:p>
                </table:table-cell>
                <table:table-cell table:style-name="Táboa12.D1" office:value-type="string">
                  <text:p text:style-name="P14">Restricciones</text:p>
                </table:table-cell>
              </table:table-row>
              <table:table-row>
                <table:table-cell table:style-name="Táboa12.A2" office:value-type="string">
                  <text:p text:style-name="P15">cod_Pub</text:p>
                </table:table-cell>
                <table:table-cell table:style-name="Táboa12.A2" office:value-type="string">
                  <text:p text:style-name="P16">Código que identificada cada Pub</text:p>
                </table:table-cell>
                <table:table-cell table:style-name="Táboa12.A2" office:value-type="string">
                  <text:p text:style-name="P17">Cadena de texto de 5 caracteres</text:p>
                </table:table-cell>
                <table:table-cell table:style-name="Táboa12.D2" office:value-type="string">
                  <text:p text:style-name="P18">Clave primaria.</text:p>
                </table:table-cell>
              </table:table-row>
              <table:table-row>
                <table:table-cell table:style-name="Táboa12.A2" office:value-type="string">
                  <text:p text:style-name="P15">nombre</text:p>
                </table:table-cell>
                <table:table-cell table:style-name="Táboa12.A2" office:value-type="string">
                  <text:p text:style-name="P16">Denominación comercial del Pub</text:p>
                </table:table-cell>
                <table:table-cell table:style-name="Táboa12.A2" office:value-type="string">
                  <text:p text:style-name="P17">Cadena de texto de 60 caracteres</text:p>
                </table:table-cell>
                <table:table-cell table:style-name="Táboa12.D2" office:value-type="string">
                  <text:p text:style-name="P19">Debe tener contenido</text:p>
                </table:table-cell>
              </table:table-row>
              <table:table-row>
                <table:table-cell table:style-name="Táboa12.A2" office:value-type="string">
                  <text:p text:style-name="P15">licencia_Fiscal</text:p>
                </table:table-cell>
                <table:table-cell table:style-name="Táboa12.A2" office:value-type="string">
                  <text:p text:style-name="P16">Licencia fiscal del pub</text:p>
                </table:table-cell>
                <table:table-cell table:style-name="Táboa12.A2" office:value-type="string">
                  <text:p text:style-name="P17">Cadena de texto de 60 caracteres</text:p>
                </table:table-cell>
                <table:table-cell table:style-name="Táboa12.D2" office:value-type="string">
                  <text:p text:style-name="P19">Debe tener contenido</text:p>
                </table:table-cell>
              </table:table-row>
              <table:table-row>
                <table:table-cell table:style-name="Táboa12.A2" office:value-type="string">
                  <text:p text:style-name="P15">fecha_Apertura</text:p>
                </table:table-cell>
                <table:table-cell table:style-name="Táboa12.A2" office:value-type="string">
                  <text:p text:style-name="P16">Fecha en que se abrió el pub</text:p>
                </table:table-cell>
                <table:table-cell table:style-name="Táboa12.A2" office:value-type="string">
                  <text:p text:style-name="P17">fecha</text:p>
                </table:table-cell>
                <table:table-cell table:style-name="Táboa12.D2" office:value-type="string">
                  <text:p text:style-name="P19">Debe tener contenido</text:p>
                </table:table-cell>
              </table:table-row>
              <table:table-row>
                <table:table-cell table:style-name="Táboa12.A2" office:value-type="string">
                  <text:p text:style-name="P15">horario</text:p>
                </table:table-cell>
                <table:table-cell table:style-name="Táboa12.A2" office:value-type="string">
                  <text:p text:style-name="P16">Horario habitual de apertura y cierre</text:p>
                </table:table-cell>
                <table:table-cell table:style-name="Táboa12.A2" office:value-type="string">
                  <text:p text:style-name="P17">Cadena de texto de 60 caracteres</text:p>
                </table:table-cell>
                <table:table-cell table:style-name="Táboa12.D2" office:value-type="string">
                  <text:p text:style-name="P19">Debe tener contenido</text:p>
                </table:table-cell>
              </table:table-row>
              <table:table-row>
                <table:table-cell table:style-name="Táboa12.A2" office:value-type="string">
                  <text:p text:style-name="P20">cod_<text:span text:style-name="T17">Ubicacion</text:span></text:p>
                </table:table-cell>
                <table:table-cell table:style-name="Táboa12.A2" office:value-type="string">
                  <text:p text:style-name="P21">Identificador de Ubicacion</text:p>
                </table:table-cell>
                <table:table-cell table:style-name="Táboa12.A2" office:value-type="string">
                  <text:p text:style-name="P17">Valor numérico</text:p>
                </table:table-cell>
                <table:table-cell table:style-name="Táboa12.D2" office:value-type="string">
                  <text:p text:style-name="P15">Clave ajena con la tabla <text:span text:style-name="T18">Ubicacion</text:span></text:p>
                </table:table-cell>
              </table:table-row>
            </table:table>
            <text:p text:style-name="P13"><text:span text:style-name="T14">TABLA </text:span><text:span text:style-name="T15">TITULAR</text:span><text:span text:style-name="T14">:</text:span> Contiene información <text:span text:style-name="T16">sobre </text:span><text:span text:style-name="T17">los propietarios o titulares de los Pubs</text:span>.</text:p>
            <table:table table:name="Táboa13" table:style-name="Táboa13">
              <table:table-column table:style-name="Táboa13.A"/>
              <table:table-column table:style-name="Táboa13.B"/>
              <table:table-column table:style-name="Táboa13.C"/>
              <table:table-column table:style-name="Táboa13.D"/>
              <table:table-row>
                <table:table-cell table:style-name="Táboa13.A1" office:value-type="string">
                  <text:p text:style-name="P22">Nombre Columna</text:p>
                </table:table-cell>
                <table:table-cell table:style-name="Táboa13.A1" office:value-type="string">
                  <text:p text:style-name="P22">Descripción</text:p>
                </table:table-cell>
                <table:table-cell table:style-name="Táboa13.A1" office:value-type="string">
                  <text:p text:style-name="P22">Tipo dato</text:p>
                </table:table-cell>
                <table:table-cell table:style-name="Táboa13.D1" office:value-type="string">
                  <text:p text:style-name="P22">Restricciones</text:p>
                </table:table-cell>
              </table:table-row>
              <table:table-row>
                <table:table-cell table:style-name="Táboa13.A2" office:value-type="string">
                  <text:p text:style-name="P15">dni_titular</text:p>
                </table:table-cell>
                <table:table-cell table:style-name="Táboa13.A2" office:value-type="string">
                  <text:p text:style-name="P16">Dni del titular</text:p>
                </table:table-cell>
                <table:table-cell table:style-name="Táboa13.A2" office:value-type="string">
                  <text:p text:style-name="P17">Cadena de texto de 8 caracteres</text:p>
                </table:table-cell>
                <table:table-cell table:style-name="Táboa13.D2" office:value-type="string">
                  <text:p text:style-name="P23">Clave primaria.</text:p>
                </table:table-cell>
              </table:table-row>
              <table:table-row>
                <table:table-cell table:style-name="Táboa13.A2" office:value-type="string">
                  <text:p text:style-name="P15">nombre</text:p>
                </table:table-cell>
                <table:table-cell table:style-name="Táboa13.A2" office:value-type="string">
                  <text:p text:style-name="P16">Nombre completo del titular</text:p>
                </table:table-cell>
                <table:table-cell table:style-name="Táboa13.A2" office:value-type="string">
                  <text:p text:style-name="P17">Cadena de texto de 60 caracteres</text:p>
                </table:table-cell>
                <table:table-cell table:style-name="Táboa13.D2" office:value-type="string">
                  <text:p text:style-name="P19">Debe tener contenido</text:p>
                </table:table-cell>
              </table:table-row>
              <table:table-row>
                <table:table-cell table:style-name="Táboa13.A2" office:value-type="string">
                  <text:p text:style-name="P15">domicilio</text:p>
                </table:table-cell>
                <table:table-cell table:style-name="Táboa13.A2" office:value-type="string">
                  <text:p text:style-name="P16">Dirección de residencia del titular</text:p>
                </table:table-cell>
                <table:table-cell table:style-name="Táboa13.A2" office:value-type="string">
                  <text:p text:style-name="P17">Cadena de texto de 60 caracteres</text:p>
                </table:table-cell>
                <table:table-cell table:style-name="Táboa13.D2" office:value-type="string">
                  <text:p text:style-name="P24">Puede quedar vacío</text:p>
                </table:table-cell>
              </table:table-row>
              <table:table-row table:style-name="Táboa13.5">
                <table:table-cell table:style-name="Táboa13.A2" office:value-type="string">
                  <text:p text:style-name="P15">cod_pub</text:p>
                </table:table-cell>
                <table:table-cell table:style-name="Táboa13.A2" office:value-type="string">
                  <text:p text:style-name="P16">Identificador del Pub del que es titular</text:p>
                </table:table-cell>
                <table:table-cell table:style-name="Táboa13.A2" office:value-type="string">
                  <text:p text:style-name="P17">Cadena de texto de 5 caracteres</text:p>
                </table:table-cell>
                <table:table-cell table:style-name="Táboa13.D2" office:value-type="string">
                  <text:p text:style-name="P15">Clave ajena con la tabla Pub</text:p>
                </table:table-cell>
              </table:table-row>
            </table:table>
            <text:p text:style-name="P25"><text:span text:style-name="T14">TABLA </text:span><text:span text:style-name="T15">EMPLEADO</text:span><text:span text:style-name="T14">:</text:span> Contiene <text:span text:style-name="T19">información </text:span><text:span text:style-name="T17">sobre los empleados que trabajan en los Pubs</text:span>.</text:p>
            <table:table table:name="Táboa16" table:style-name="Táboa16">
              <table:table-column table:style-name="Táboa16.A"/>
              <table:table-column table:style-name="Táboa16.B"/>
              <table:table-column table:style-name="Táboa16.C"/>
              <table:table-column table:style-name="Táboa16.D"/>
              <table:table-row>
                <table:table-cell table:style-name="Táboa16.A1" office:value-type="string">
                  <text:p text:style-name="P26">Nombre Columna</text:p>
                </table:table-cell>
                <table:table-cell table:style-name="Táboa16.A1" office:value-type="string">
                  <text:p text:style-name="P26">Descripción</text:p>
                </table:table-cell>
                <table:table-cell table:style-name="Táboa16.A1" office:value-type="string">
                  <text:p text:style-name="P26">Tipo dato</text:p>
                </table:table-cell>
                <table:table-cell table:style-name="Táboa16.D1" office:value-type="string">
                  <text:p text:style-name="P26">Restricciones</text:p>
                </table:table-cell>
              </table:table-row>
              <table:table-row>
                <table:table-cell table:style-name="Táboa16.A2" office:value-type="string">
                  <text:p text:style-name="P15">dni_Empleado</text:p>
                </table:table-cell>
                <table:table-cell table:style-name="Táboa16.A2" office:value-type="string">
                  <text:p text:style-name="P16">Dni del empleado</text:p>
                </table:table-cell>
                <table:table-cell table:style-name="Táboa16.A2" office:value-type="string">
                  <text:p text:style-name="P17">Cadena de texto de 8 caracteres</text:p>
                </table:table-cell>
                <table:table-cell table:style-name="Táboa16.D2" office:value-type="string">
                  <text:p text:style-name="P27">Clave primaria</text:p>
                </table:table-cell>
              </table:table-row>
              <table:table-row>
                <table:table-cell table:style-name="Táboa16.A2" office:value-type="string">
                  <text:p text:style-name="P15">nombre</text:p>
                </table:table-cell>
                <table:table-cell table:style-name="Táboa16.A2" office:value-type="string">
                  <text:p text:style-name="P16">Nombre completo del empleado</text:p>
                </table:table-cell>
                <table:table-cell table:style-name="Táboa16.A2" office:value-type="string">
                  <text:p text:style-name="P17">Cadena de texto de 60 caracteres</text:p>
                </table:table-cell>
                <table:table-cell table:style-name="Táboa16.D2" office:value-type="string">
                  <text:p text:style-name="P28">Debe tener contenido</text:p>
                </table:table-cell>
              </table:table-row>
              <table:table-row>
                <table:table-cell table:style-name="Táboa16.A2" office:value-type="string">
                  <text:p text:style-name="P15">domicilio</text:p>
                </table:table-cell>
                <table:table-cell table:style-name="Táboa16.A2" office:value-type="string">
                  <text:p text:style-name="P16">Dirección de residencia del empleado</text:p>
                </table:table-cell>
                <table:table-cell table:style-name="Táboa16.A2" office:value-type="string">
                  <text:p text:style-name="P17">Cadena de texto de 60 caracteres</text:p>
                </table:table-cell>
                <table:table-cell table:style-name="Táboa16.D2" office:value-type="string">
                  <text:p text:style-name="P24">Puede quedar vacío</text:p>
                </table:table-cell>
              </table:table-row>
            </table:table>
            <text:p text:style-name="P29"><text:span text:style-name="T14">TABLA </text:span><text:span text:style-name="T15">EXISTENCIAS</text:span><text:span text:style-name="T14">:</text:span> Contiene <text:span text:style-name="T20">información </text:span><text:span text:style-name="T17">sobre distintos artículos disponibles en cada Pub</text:span>.</text:p>
            <table:table table:name="Táboa15" table:style-name="Táboa15">
              <table:table-column table:style-name="Táboa15.A"/>
              <table:table-column table:style-name="Táboa15.B"/>
              <table:table-column table:style-name="Táboa15.C"/>
              <table:table-column table:style-name="Táboa15.D"/>
              <table:table-row>
                <table:table-cell table:style-name="Táboa15.A1" office:value-type="string">
                  <text:p text:style-name="P30">Nombre Columna</text:p>
                </table:table-cell>
                <table:table-cell table:style-name="Táboa15.A1" office:value-type="string">
                  <text:p text:style-name="P30">Descripción</text:p>
                </table:table-cell>
                <table:table-cell table:style-name="Táboa15.A1" office:value-type="string">
                  <text:p text:style-name="P30">Tipo dato</text:p>
                </table:table-cell>
                <table:table-cell table:style-name="Táboa15.D1" office:value-type="string">
                  <text:p text:style-name="P30">Restricciones</text:p>
                </table:table-cell>
              </table:table-row>
              <table:table-row>
                <table:table-cell table:style-name="Táboa15.A2" office:value-type="string">
                  <text:p text:style-name="P17">cod_Articulo</text:p>
                </table:table-cell>
                <table:table-cell table:style-name="Táboa15.A2" office:value-type="string">
                  <text:p text:style-name="P16">Código que identifica cada Existencia</text:p>
                </table:table-cell>
                <table:table-cell table:style-name="Táboa15.A2" office:value-type="string">
                  <text:p text:style-name="P17">Cadena de texto de 10 caracteres</text:p>
                </table:table-cell>
                <table:table-cell table:style-name="Táboa15.D2" office:value-type="string">
                  <text:p text:style-name="P31">Clave primaria</text:p>
                </table:table-cell>
              </table:table-row>
              <table:table-row>
                <table:table-cell table:style-name="Táboa15.A2" office:value-type="string">
                  <text:p text:style-name="P17">nombre</text:p>
                </table:table-cell>
                <table:table-cell table:style-name="Táboa15.A2" office:value-type="string">
                  <text:p text:style-name="P16">Nombre descriptivo de la existencia</text:p>
                </table:table-cell>
                <table:table-cell table:style-name="Táboa15.A2" office:value-type="string">
                  <text:p text:style-name="P17">Cadena de texto de 60 caracteres</text:p>
                </table:table-cell>
                <table:table-cell table:style-name="Táboa15.D2" office:value-type="string">
                  <text:p text:style-name="P32">Debe tener contenido</text:p>
                </table:table-cell>
              </table:table-row>
              <table:table-row>
                <table:table-cell table:style-name="Táboa15.A2" office:value-type="string">
                  <text:p text:style-name="P17">cantidad</text:p>
                </table:table-cell>
                <table:table-cell table:style-name="Táboa15.A2" office:value-type="string">
                  <text:p text:style-name="P16">Cantidad disponible de la existencia</text:p>
                </table:table-cell>
                <table:table-cell table:style-name="Táboa15.A2" office:value-type="string">
                  <text:p text:style-name="P17">Valor entero</text:p>
                </table:table-cell>
                <table:table-cell table:style-name="Táboa15.D2" office:value-type="string">
                  <text:p text:style-name="P31">Debe tener contenido</text:p>
                </table:table-cell>
              </table:table-row>
              <table:table-row>
                <table:table-cell table:style-name="Táboa15.A2" office:value-type="string">
                  <text:p text:style-name="P17"><text:soft-page-break/>precio</text:p>
                </table:table-cell>
                <table:table-cell table:style-name="Táboa15.A2" office:value-type="string">
                  <text:p text:style-name="P16">Precio unitario de la existencia</text:p>
                </table:table-cell>
                <table:table-cell table:style-name="Táboa15.A2" office:value-type="string">
                  <text:p text:style-name="P17">Valor decimal</text:p>
                </table:table-cell>
                <table:table-cell table:style-name="Táboa15.D2" office:value-type="string">
                  <text:p text:style-name="P31">Debe tener contenido</text:p>
                </table:table-cell>
              </table:table-row>
              <table:table-row>
                <table:table-cell table:style-name="Táboa15.A2" office:value-type="string">
                  <text:p text:style-name="P17">cod_Pub</text:p>
                </table:table-cell>
                <table:table-cell table:style-name="Táboa15.A2" office:value-type="string">
                  <text:p text:style-name="P16">Identificador del Pub que tiene la existencia</text:p>
                </table:table-cell>
                <table:table-cell table:style-name="Táboa15.A2" office:value-type="string">
                  <text:p text:style-name="P17">Cadena de texto de 5 caracteres</text:p>
                </table:table-cell>
                <table:table-cell table:style-name="Táboa15.D2" office:value-type="string">
                  <text:p text:style-name="P17">Clave ajena <text:span text:style-name="T21">con</text:span> la tabla Pub</text:p>
                </table:table-cell>
              </table:table-row>
            </table:table>
            <text:p text:style-name="P33"><text:span text:style-name="T14">TABLA </text:span><text:span text:style-name="T22">UBICACIÓN</text:span><text:span text:style-name="T14">:</text:span> Contiene <text:span text:style-name="T19">información </text:span><text:span text:style-name="T23">sobre </text:span><text:span text:style-name="T17">calles en las que se ubican los Pubs</text:span>.</text:p>
            <table:table table:name="Táboa11" table:style-name="Táboa11">
              <table:table-column table:style-name="Táboa11.A"/>
              <table:table-column table:style-name="Táboa11.B"/>
              <table:table-column table:style-name="Táboa11.C"/>
              <table:table-column table:style-name="Táboa11.D"/>
              <table:table-row>
                <table:table-cell table:style-name="Táboa11.A1" office:value-type="string">
                  <text:p text:style-name="P34">Nombre Columna</text:p>
                </table:table-cell>
                <table:table-cell table:style-name="Táboa11.A1" office:value-type="string">
                  <text:p text:style-name="P34">Descripción</text:p>
                </table:table-cell>
                <table:table-cell table:style-name="Táboa11.A1" office:value-type="string">
                  <text:p text:style-name="P34">Tipo dato</text:p>
                </table:table-cell>
                <table:table-cell table:style-name="Táboa11.D1" office:value-type="string">
                  <text:p text:style-name="P34">Restricciones</text:p>
                </table:table-cell>
              </table:table-row>
              <table:table-row>
                <table:table-cell table:style-name="Táboa11.A2" office:value-type="string">
                  <text:p text:style-name="P17">cod_<text:span text:style-name="T17">Ubicacion</text:span></text:p>
                </table:table-cell>
                <table:table-cell table:style-name="Táboa11.A2" office:value-type="string">
                  <text:p text:style-name="P16">Código que identifica cada <text:span text:style-name="T17">Ubicación</text:span></text:p>
                </table:table-cell>
                <table:table-cell table:style-name="Táboa11.A2" office:value-type="string">
                  <text:p text:style-name="P17">Valor entero</text:p>
                </table:table-cell>
                <table:table-cell table:style-name="Táboa11.D2" office:value-type="string">
                  <text:p text:style-name="P35">Clave primaria</text:p>
                </table:table-cell>
              </table:table-row>
              <table:table-row>
                <table:table-cell table:style-name="Táboa11.A2" office:value-type="string">
                  <text:p text:style-name="P21">calle</text:p>
                </table:table-cell>
                <table:table-cell table:style-name="Táboa11.A2" office:value-type="string">
                  <text:p text:style-name="P21">Dirección completa del Pub</text:p>
                </table:table-cell>
                <table:table-cell table:style-name="Táboa11.A2" office:value-type="string">
                  <text:p text:style-name="P17">Cadena de texto de 60 caracteres</text:p>
                </table:table-cell>
                <table:table-cell table:style-name="Táboa11.D2" office:value-type="string">
                  <text:p text:style-name="P36">Debe tener contenido</text:p>
                </table:table-cell>
              </table:table-row>
            </table:table>
            <text:p text:style-name="P33"><text:span text:style-name="T14">TABLA </text:span><text:span text:style-name="T15">PUB_EMPLEADO</text:span><text:span text:style-name="T14">:</text:span> Contiene <text:span text:style-name="T24">información </text:span><text:span text:style-name="T17">sobre la asignación de empleados a cada Pub y su función</text:span><text:span text:style-name="T24"> </text:span><text:span text:style-name="T17">asignada</text:span>.</text:p>
            <table:table table:name="Táboa18" table:style-name="Táboa18">
              <table:table-column table:style-name="Táboa18.A"/>
              <table:table-column table:style-name="Táboa18.B"/>
              <table:table-column table:style-name="Táboa18.C"/>
              <table:table-column table:style-name="Táboa18.D"/>
              <table:table-row>
                <table:table-cell table:style-name="Táboa18.A1" office:value-type="string">
                  <text:p text:style-name="P37">Nombre Columna</text:p>
                </table:table-cell>
                <table:table-cell table:style-name="Táboa18.A1" office:value-type="string">
                  <text:p text:style-name="P37">Descripción</text:p>
                </table:table-cell>
                <table:table-cell table:style-name="Táboa18.A1" office:value-type="string">
                  <text:p text:style-name="P37">Tipo dato</text:p>
                </table:table-cell>
                <table:table-cell table:style-name="Táboa18.D1" office:value-type="string">
                  <text:p text:style-name="P37">Restricciones</text:p>
                </table:table-cell>
              </table:table-row>
              <table:table-row>
                <table:table-cell table:style-name="Táboa18.A2" office:value-type="string">
                  <text:p text:style-name="P38">cod_Pub</text:p>
                </table:table-cell>
                <table:table-cell table:style-name="Táboa18.A2" office:value-type="string">
                  <text:p text:style-name="P16">Código que identifica <text:span text:style-name="T25">el</text:span> Pub</text:p>
                </table:table-cell>
                <table:table-cell table:style-name="Táboa18.A2" office:value-type="string">
                  <text:p text:style-name="P17">Cadena de texto de 5 caracteres</text:p>
                </table:table-cell>
                <table:table-cell table:style-name="Táboa18.D2" office:value-type="string">
                  <text:p text:style-name="P39">Clave primaria</text:p>
                  <text:p text:style-name="P40">Clave ajena con la tabla Pub</text:p>
                </table:table-cell>
              </table:table-row>
              <table:table-row>
                <table:table-cell table:style-name="Táboa18.A2" office:value-type="string">
                  <text:p text:style-name="P38">dni_Empleado</text:p>
                </table:table-cell>
                <table:table-cell table:style-name="Táboa18.A2" office:value-type="string">
                  <text:p text:style-name="P16"><text:span text:style-name="T25">Código que identifica </text:span>el Empleado</text:p>
                </table:table-cell>
                <table:table-cell table:style-name="Táboa18.A2" office:value-type="string">
                  <text:p text:style-name="P17">Cadena de texto de 8 caracteres</text:p>
                </table:table-cell>
                <table:table-cell table:style-name="Táboa18.D2" office:value-type="string">
                  <text:p text:style-name="P41">Clave primaria</text:p>
                  <text:p text:style-name="P42">Clave ajena <text:span text:style-name="T21">con</text:span> la tabla <text:span text:style-name="T26">Empleado</text:span></text:p>
                </table:table-cell>
              </table:table-row>
              <table:table-row>
                <table:table-cell table:style-name="Táboa18.A2" office:value-type="string">
                  <text:p text:style-name="P38">funcion</text:p>
                </table:table-cell>
                <table:table-cell table:style-name="Táboa18.A2" office:value-type="string">
                  <text:p text:style-name="P16"><text:span text:style-name="T25">Código que identifica el c</text:span>argo desempeñado en el Pub: <text:span text:style-name="T27">Camarero, Seguridad, L</text:span><text:span text:style-name="T17">i</text:span><text:span text:style-name="T27">mpieza</text:span></text:p>
                </table:table-cell>
                <table:table-cell table:style-name="Táboa18.A2" office:value-type="string">
                  <text:p text:style-name="P17">Cadena de texto de 9 caracteres</text:p>
                </table:table-cell>
                <table:table-cell table:style-name="Táboa18.D2" office:value-type="string">
                  <text:p text:style-name="P43">Clave primaria</text:p>
                </table:table-cell>
              </table:table-row>
            </table:table>
            <text:p text:style-name="P44"><text:span text:style-name="T28">GRÁFICO</text:span><text:span text:style-name="T29">:</text:span></text:p>
            <text:p text:style-name="P45">SQLDeveloper permite obtener el diagrama del modelo entidad relación a partir de las tablas ya creadas con la información contenida en el Diccionario de Datos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46"><text:span text:style-name="T30">Criterios de puntuación</text:span>. <text:span text:style-name="T30">Total 10 puntos.</text:span></text:p>
          </table:table-cell>
        </table:table-row>
      </table:table>
      <text:p text:style-name="P47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48"><text:span text:style-name="T31">Ejercicio 1</text:span><text:span text:style-name="T9">:</text:span><text:tab/><text:span text:style-name="T32">8</text:span>,<text:span text:style-name="T33">00</text:span> puntos</text:p>
                <text:list>
                  <text:list-item>
                    <text:p text:style-name="P49">Al ejecutar en el editor de SQL, debe funcionar.</text:p>
                  </text:list-item>
                  <text:list-item>
                    <text:p text:style-name="P49">Cada tabla con las restricciones y especificaciones: 1 punto</text:p>
                  </text:list-item>
                </text:list>
              </text:list-item>
              <text:list-item>
                <text:p text:style-name="P48"><text:span text:style-name="T34">Gráfico</text:span><text:span text:style-name="T9">:</text:span><text:tab/><text:span text:style-name="T32">2</text:span><text:span text:style-name="T33">,</text:span><text:span text:style-name="T32">0</text:span><text:span text:style-name="T33">0</text:span> puntos</text:p>
              </text:list-item>
            </text:list>
            <text:p text:style-name="P50">TOTAL: 10 puntos</text:p>
          </table:table-cell>
        </table:table-row>
      </table:table>
      <text:p text:style-name="P47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46"><text:span text:style-name="T35">Recursos necesarios para realizar la tarea</text:span>.</text:p>
          </table:table-cell>
        </table:table-row>
      </table:table>
      <text:p text:style-name="P51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2">
              <text:list-item>
                <text:p text:style-name="P52">Ordenador personal con, al menos 1 Gigabyte de memoria RAM.</text:p>
              </text:list-item>
              <text:list-item>
                <text:p text:style-name="P52">Oracle Database 18c <text:span text:style-name="T33">XE instalado</text:span> (o versión posterior).</text:p>
              </text:list-item>
              <text:list-item>
                <text:p text:style-name="P53">SQLDeveloper opcional.</text:p>
              </text:list-item>
            </text:list>
          </table:table-cell>
        </table:table-row>
      </table:table>
      <text:p text:style-name="P51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54"><text:span text:style-name="T36">Consejos y recomendaciones</text:span>.</text:p>
          </table:table-cell>
        </table:table-row>
      </table:table>
      <text:p text:style-name="P55"/>
      <table:table table:name="Táboa8" table:style-name="Táboa8">
        <table:table-column table:style-name="Táboa8.A"/>
        <table:table-row>
          <table:table-cell table:style-name="Táboa8.A1" office:value-type="string">
            <text:list text:continue-numbering="true" text:style-name="L2">
              <text:list-item>
                <text:p text:style-name="P56">Para estos ejercicios tendrás que hacer uso de algunos operadores con los que aún no has trabajado, recuerda que en el apartado <text:span text:style-name="T9">Elementos del lenguaje. Normas de escritura</text:span> tienes un documento con los operadores más comunes.</text:p>
              </text:list-item>
              <text:list-item>
                <text:p text:style-name="P56">Aquí tienes un enlace que te puede servir: <text:s/><text:a xlink:type="simple" xlink:href="https://sarreplec.caib.es/pluginfile.php/9809/mod_resource/content/2/BD02_CONT_R25_01_elementosLenguaje.pdf" text:style-name="Internet_20_link" text:visited-style-name="Visited_20_Internet_20_Link">Operadores Oracle</text:a> </text:p>
              </text:list-item>
            </text:list>
          </table:table-cell>
        </table:table-row>
      </table:table>
      <text:p text:style-name="P55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57"><text:span text:style-name="T37">Indicaciones de entrega</text:span>.</text:p>
          </table:table-cell>
        </table:table-row>
      </table:table>
      <text:p text:style-name="P55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2">
              <text:list-item>
                <text:p text:style-name="P58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59">apellido1_apellido2_nombre_SIGxx_Tarea</text:p>
            <text:list text:continue-numbering="true" text:style-name="L2">
              <text:list-item>
                <text:p text:style-name="P58">Asegúrate <text:span text:style-name="T38">que el nombre no contenga la letra ñ, tildes ni caracteres especiales extraños. Así, por ejemplo, la alumna </text:span><text:span text:style-name="T39">Fulgencia </text:span><text:span text:style-name="T40">Berdeal</text:span><text:span text:style-name="T39"> </text:span><text:span text:style-name="T40">Outes</text:span><text:span text:style-name="T38"> para la primera unidad del MP de BD debería nombrar esta tarea como:</text:span></text:p>
              </text:list-item>
            </text:list>
            <text:p text:style-name="P59"><text:span text:style-name="T41">berdeal</text:span>_<text:span text:style-name="T41">outes</text:span>_fulgencia_BD0<text:span text:style-name="T33">2</text:span>_Tarea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54c784"/>
    </style:style>
    <style:style style:name="MT2" style:family="text">
      <style:text-properties officeooo:rsid="00420b6f"/>
    </style:style>
    <style:style style:name="MT3" style:family="text">
      <style:text-properties officeooo:rsid="00beb438"/>
    </style:style>
    <style:style style:name="MT4" style:family="text">
      <style:text-properties officeooo:rsid="0086a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2</text:span>. <text:span text:style-name="MT2">ENUNCIADO</text:span> TAREA <text:span text:style-name="MT3">Pub</text:span><text:span text:style-name="MT4">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5-10-27T16:04:32.670296600</dc:date>
    <meta:editing-duration>PT7H41M</meta:editing-duration>
    <meta:editing-cycles>135</meta:editing-cycles>
    <meta:generator>LibreOffice/25.2.6.2$Windows_X86_64 LibreOffice_project/729c5bfe710f5eb71ed3bbde9e06a6065e9c6c5d</meta:generator>
    <meta:document-statistic meta:table-count="16" meta:image-count="0" meta:object-count="0" meta:page-count="2" meta:paragraph-count="162" meta:word-count="982" meta:character-count="6230" meta:non-whitespace-character-count="5425"/>
  </office:meta>
</office:document-meta>
</file>